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979" officeooo:paragraph-rsid="00100979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text-properties officeooo:rsid="00122921" officeooo:paragraph-rsid="00122921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font-weight="normal" officeooo:paragraph-rsid="00123e96" fo:background-color="transparent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fo:font-weight="bold" officeooo:rsid="0014c572" officeooo:paragraph-rsid="00123e9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fo:font-weight="bold" officeooo:paragraph-rsid="00123e96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0fc14b" officeooo:paragraph-rsid="00123e96"/>
    </style:style>
    <style:style style:name="P10" style:family="paragraph" style:parent-style-name="Standard">
      <style:text-properties fo:font-weight="bold" officeooo:rsid="0015c854" officeooo:paragraph-rsid="00123e96" style:font-weight-asian="bold" style:font-weight-complex="bold"/>
    </style:style>
    <style:style style:name="P11" style:family="paragraph" style:parent-style-name="Standard">
      <style:text-properties fo:font-weight="normal" officeooo:rsid="0015c854" officeooo:paragraph-rsid="00123e96" style:font-weight-asian="normal" style:font-weight-complex="normal"/>
    </style:style>
    <style:style style:name="P12" style:family="paragraph" style:parent-style-name="Standard">
      <style:text-properties officeooo:rsid="0014c572" officeooo:paragraph-rsid="00123e96"/>
    </style:style>
    <style:style style:name="P13" style:family="paragraph" style:parent-style-name="Standard">
      <style:paragraph-properties style:line-height-at-least="0.198in"/>
      <style:text-properties style:font-name="Liberation Serif" fo:font-size="12pt" officeooo:paragraph-rsid="00123e96" fo:background-color="transparent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officeooo:paragraph-rsid="00123e96"/>
    </style:style>
    <style:style style:name="P15" style:family="paragraph" style:parent-style-name="Standard">
      <style:paragraph-properties style:line-height-at-least="0.198in"/>
      <style:text-properties officeooo:rsid="00100979" officeooo:paragraph-rsid="00123e96"/>
    </style:style>
    <style:style style:name="T1" style:family="text">
      <style:text-properties fo:color="#b5cea8"/>
    </style:style>
    <style:style style:name="T2" style:family="text">
      <style:text-properties officeooo:rsid="0017b0f8"/>
    </style:style>
    <style:style style:name="T3" style:family="text">
      <style:text-properties fo:color="#000000" style:font-name="Liberation Serif" fo:font-size="12pt" fo:font-weight="bold" officeooo:rsid="0017b0f8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  <style:style style:name="T6" style:family="text">
      <style:text-properties officeooo:rsid="00123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un Kumar</text:p>
      <text:p text:style-name="P9">ME 449</text:p>
      <text:p text:style-name="P9">Final Project</text:p>
      <text:p text:style-name="P9"/>
      <text:p text:style-name="P10">Controller Type</text:p>
      <text:p text:style-name="P11">Feedforward-Plus-PI controller</text:p>
      <text:p text:style-name="P11"/>
      <text:p text:style-name="P10">Controller Gains</text:p>
      <text:p text:style-name="P12">Kp = 5.5</text:p>
      <text:p text:style-name="P12">Ki <text:s/>= 0.2</text:p>
      <text:p text:style-name="P12"/>
      <text:p text:style-name="P7">Cube initial and final configurations</text:p>
      <text:p text:style-name="P6">Tsc_i = [[1,0,0,<text:span text:style-name="T6">2</text:span>],</text:p>
      <text:p text:style-name="P6"><text:tab/>[0,1,0,0],</text:p>
      <text:p text:style-name="P6"><text:tab/>[0,0,1,0.025],</text:p>
      <text:p text:style-name="P6"><text:tab/>[0,0,0,1]]</text:p>
      <text:p text:style-name="P6">Tsc_f = [[0,1,0,<text:span text:style-name="T6">2</text:span>],</text:p>
      <text:p text:style-name="P6"><text:tab/>[-1,0,0,1],</text:p>
      <text:p text:style-name="P6"><text:tab/>[0,0,1,0.025],</text:p>
      <text:p text:style-name="P6"><text:tab/>[0,0,0,1]]</text:p>
      <text:p text:style-name="P13"/>
      <text:p text:style-name="P8">Actual <text:span text:style-name="T2">Initial R</text:span>obot <text:span text:style-name="T2">C</text:span>onfiguration</text:p>
      <text:p text:style-name="P6">config_a = [0.6,-0.<text:span text:style-name="T6">7,</text:span>0,0,0,0,3*pi/2,0,0,0,0,0,0]</text:p>
      <text:p text:style-name="P13"/>
      <text:p text:style-name="P14"><text:span text:style-name="T3">Reference</text:span><text:span text:style-name="T4"> </text:span><text:span text:style-name="T3">Initial R</text:span><text:span text:style-name="T4">obot </text:span><text:span text:style-name="T3">C</text:span><text:span text:style-name="T4">onfiguration</text:span></text:p>
      <text:p text:style-name="P15"><text:span text:style-name="T5">config_r = [0,-0.4159,0.2,0,0,0,3*pi/2,0,0,0,0,0,0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14:13.963690379</meta:creation-date>
    <dc:date>2020-12-03T03:34:10.684528045</dc:date>
    <meta:editing-duration>PT2M5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49" meta:character-count="427" meta:non-whitespace-character-count="392"/>
  </office:meta>
</office:document-meta>
</file>